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Regular" style:font-pitch="variable"/>
    <style:font-face style:name="Cascadia Mono" svg:font-family="'Cascadia Mono'"/>
    <style:font-face style:name="Cascadia Mono1" svg:font-family="'Cascadia Mono'" style:font-adornments="Regular" style:font-pitch="variable"/>
    <style:font-face style:name="Cascadia Mono2" svg:font-family="'Cascadia Mono'" style:font-adornments="Regular"/>
    <style:font-face style:name="Cascadia Mono3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461cm" fo:min-width="14.74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1.097cm" fo:min-width="2.163cm" style:writing-mode="lr-tb"/>
      <style:paragraph-properties style:writing-mode="lr-tb"/>
    </style:style>
    <style:style style:name="gr4" style:family="graphic" style:parent-style-name="objectwithoutfill">
      <style:graphic-properties svg:stroke-color="#158466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style:text-autospace="none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3" style:family="paragraph">
      <style:paragraph-properties style:text-autospace="none" style:writing-mode="lr-tb"/>
      <style:text-properties fo:color="#000000" loext:opacity="100%" loext:color-lum-mod="100%" loext:color-lum-off="0%" style:font-name="Cascadia Mono" fo:font-size="9.5pt" style:font-name-asian="Cascadia Mono" style:font-size-asian="9.5pt" style:font-name-complex="Cascadia Mono" style:font-size-complex="9.5pt"/>
    </style:style>
    <style:style style:name="P4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Calibri" fo:font-size="11pt"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5" style:family="paragraph">
      <style:paragraph-properties fo:margin-left="0cm" fo:margin-right="0cm" fo:margin-top="0cm" fo:margin-bottom="0.282cm" fo:line-height="108%" fo:text-align="center" fo:text-indent="0cm" style:text-autospace="none" style:writing-mode="lr-tb"/>
      <style:text-properties style:font-name="Calibri" fo:font-size="11pt"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ascadia Mono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fo:language="ru" fo:country="RU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3" style:family="text">
      <style:text-properties style:font-name="Calibri" fo:font-size="11pt" fo:language="none" fo:country="none" style:letter-kerning="true" style:font-name-asian="Calibri" style:font-size-asian="11pt" style:language-asian="none" style:country-asian="none" style:font-name-complex="Times New Roman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27cm" svg:x="10.111cm" svg:y="2.58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7" draw:id="id7" draw:layer="layout" svg:width="3.048cm" svg:height="1.27cm" svg:x="10.111cm" svg:y="11.795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4" draw:id="id4" draw:layer="layout" svg:width="15.24cm" svg:height="0.711cm" svg:x="4.015cm" svg:y="7.274cm">
          <text:p text:style-name="P2"><text:span text:style-name="T1">step = pow(step, 1 + 2 * pow(sin(y), 2)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" draw:id="id6" draw:layer="layout" svg:width="4.375cm" svg:height="1.346cm" svg:x="9.448cm" svg:y="9.89cm">
          <text:p text:style-name="P4"><text:span text:style-name="T2">Вывод </text:span><text:span text:style-name="T3">w, step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5" draw:id="id5" draw:layer="layout" svg:width="15.24cm" svg:height="0.711cm" svg:x="4.015cm" svg:y="8.62cm">
          <text:p text:style-name="P2"><text:span text:style-name="T1">step = step * (1 + z + (pow(z, 2) / 2) + (pow(z, 3) / 3) + (pow(z, 4) / 4)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7" xml:id="id2" draw:id="id2" draw:layer="layout" svg:width="15.24cm" svg:height="0.711cm" svg:x="4.015cm" svg:y="4.492cm">
          <text:p text:style-name="P6"><text:span text:style-name="T1">x = 4e3; </text:span><text:span text:style-name="T1">y = -0.875;</text:span><text:span text:style-name="T1"> z = -4.75e-4;</text:span><text:span text:style-name="T1"> w = 1.9873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15.24cm" svg:height="0.711cm" svg:x="4.015cm" svg:y="5.849cm">
          <text:p text:style-name="P2"><text:span text:style-name="T1">step = fabs(cos(x) - cos(y)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line" svg:x1="11.635cm" svg:y1="3.857cm" svg:x2="11.635cm" svg:y2="4.492cm" draw:start-shape="id1" draw:start-glue-point="6" draw:end-shape="id2" draw:end-glue-point="4" svg:d="M11635 3857v635" svg:viewBox="0 0 1 636">
          <text:p/>
        </draw:connector>
        <draw:connector draw:style-name="gr4" draw:text-style-name="P8" draw:layer="layout" draw:type="line" svg:x1="11.635cm" svg:y1="5.203cm" svg:x2="11.635cm" svg:y2="5.849cm" draw:start-shape="id2" draw:start-glue-point="6" draw:end-shape="id3" draw:end-glue-point="4" svg:d="M11635 5203v646" svg:viewBox="0 0 1 647">
          <text:p/>
        </draw:connector>
        <draw:connector draw:style-name="gr4" draw:text-style-name="P8" draw:layer="layout" draw:type="line" svg:x1="11.635cm" svg:y1="6.56cm" svg:x2="11.635cm" svg:y2="7.274cm" draw:start-shape="id3" draw:start-glue-point="6" draw:end-shape="id4" draw:end-glue-point="4" svg:d="M11635 6560v714" svg:viewBox="0 0 1 715">
          <text:p/>
        </draw:connector>
        <draw:connector draw:style-name="gr4" draw:text-style-name="P8" draw:layer="layout" draw:type="line" svg:x1="11.635cm" svg:y1="7.985cm" svg:x2="11.635cm" svg:y2="8.62cm" draw:start-shape="id4" draw:start-glue-point="6" draw:end-shape="id5" draw:end-glue-point="4" svg:d="M11635 7985v635" svg:viewBox="0 0 1 636">
          <text:p/>
        </draw:connector>
        <draw:connector draw:style-name="gr4" draw:text-style-name="P8" draw:layer="layout" draw:type="line" svg:x1="11.635cm" svg:y1="9.331cm" svg:x2="11.636cm" svg:y2="9.89cm" draw:start-shape="id5" draw:start-glue-point="6" draw:end-shape="id6" draw:end-glue-point="5" svg:d="M11635 9331l1 559" svg:viewBox="0 0 2 560">
          <text:p/>
        </draw:connector>
        <draw:connector draw:style-name="gr4" draw:text-style-name="P8" draw:layer="layout" draw:type="line" svg:x1="11.636cm" svg:y1="11.236cm" svg:x2="11.635cm" svg:y2="11.795cm" draw:start-shape="id6" draw:start-glue-point="8" draw:end-shape="id7" draw:end-glue-point="4" svg:d="M11636 11236l-1 559" svg:viewBox="0 0 2 5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Regular" style:font-pitch="variable"/>
    <style:font-face style:name="Cascadia Mono" svg:font-family="'Cascadia Mono'"/>
    <style:font-face style:name="Cascadia Mono1" svg:font-family="'Cascadia Mono'" style:font-adornments="Regular" style:font-pitch="variable"/>
    <style:font-face style:name="Cascadia Mono2" svg:font-family="'Cascadia Mono'" style:font-adornments="Regular"/>
    <style:font-face style:name="Cascadia Mono3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30T22:05:49.825000000</dc:date>
    <meta:editing-duration>PT6H59M15S</meta:editing-duration>
    <meta:editing-cycles>50</meta:editing-cycles>
    <meta:document-statistic meta:object-count="13"/>
  </office:meta>
</office:document-meta>
</file>